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MPattern.matchesIgnoreCase( char [ ] chars , int start , int limi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BMPattern.matches( char [ ] chars , int start , int limi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MPattern.matches( CharacterIterator iterator , int start , int limi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MPattern.matchesIgnoreCase( CharacterIterator iterator , int start , int limi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BMPattern.matchesIgnoreCase( String text , int start , int limi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BMPattern.BMPattern( String pat , int tableSize , boolean ignoreCas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BMPattern.matches( String str , int start , int limi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MPattern.BMPattern( String pat , boolean ignoreC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